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16.271875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ssues_(4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Tracker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Pass / Fail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Section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Row Detail View or Tooltip Display on Hover (if available)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I Responsiveness - Modal Render on Small Screen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ate Picker Accessibility - Keyboard Navigation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pecial Characters and Unicode in Bank/Branch/Payee Fields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arge Amount Handling (Max Value)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urrency Format and Localization Display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ummary Cards Totals Calculation Accuracy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gination Handling with Many PDC Records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elete PDC Entry via Actions and Confirm Deletion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ctions Column - Change Status to Deposited / Cleared / Bounced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arch/Filter PDC List by Cheque Number or Payee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able Columns Sorting by Date and Amount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uplicate Cheque Number - Prevent Duplicate Entries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Cheque - Successful Creation and Display in List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ancel Button Closes Modal Without Saving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Notes Field - Optional Free Text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ype Dropdown - Options and Default Value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yee Name Field - Mandatory and Special Characters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mount Field - Numeric and Decimal Validation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IFSC Code Format Validation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Bank Name Field - Mandatory and Auto-suggest (if any)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heque Date Field - Past and Future Date Handling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heque Date Field - Date Picker Functionality and Format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heque Number Field - Maximum Length Handling</text:p>
          </table:table-cell>
          <table:table-cell table:style-name="ce1"/>
          <table:table-cell office:value-type="string" table:style-name="ce1">
            <text:p>12/31/2025 10:48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heque Number Field - Accepts Numeric Values Only</text:p>
          </table:table-cell>
          <table:table-cell table:style-name="ce1"/>
          <table:table-cell office:value-type="string" table:style-name="ce1">
            <text:p>12/31/2025 10:47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andatory Field Validation - Submit Empty Form</text:p>
          </table:table-cell>
          <table:table-cell table:style-name="ce1"/>
          <table:table-cell office:value-type="string" table:style-name="ce1">
            <text:p>12/31/2025 10:47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Add Post-Dated Cheque Modal</text:p>
          </table:table-cell>
          <table:table-cell table:style-name="ce1"/>
          <table:table-cell office:value-type="string" table:style-name="ce1">
            <text:p>12/31/2025 10:47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DC Page Load and UI Elements Visibility</text:p>
          </table:table-cell>
          <table:table-cell table:style-name="ce1"/>
          <table:table-cell office:value-type="string" table:style-name="ce1">
            <text:p>12/31/2025 10:47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ermission restriction - non-authorized user cannot create account or reconciliation perio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andle special characters in Account Name (display and search)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I retains selected account across page reloads (session behavior)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multiple accounts and ensure dropdown performance with many entries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Export or view reconciliation report for a perio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lose reconciliation period only when balanced (enforced)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utomatically calculate difference and indicate balanced perio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ark transaction as reconciled within a perio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Reconciliation period list shows correct balances and status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revent overlapping reconciliation periods for same account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Reconciliation Period validation - start date after end date blocke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new Reconciliation Period - basic creation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lect account displays reconciliation UI for that account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arch bank accounts in dropdown filters results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new bank account successfully and appear in dropdown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ancel closes Create Account modal without creating account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ing Date validation - future date allowed or blocke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ing Balance negative value handling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ing Balance accepts numeric input and persists value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ccount Type dropdown options and selection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ccount Number field rejects invalid special characters (validation)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ccount Number field accepts alphanumeric input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Account modal - Create button disabled until required fields entered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Account modal - required Account Name validation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Create Account modal from Add New link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lect Bank Account dropdown shows 'No bank accounts found' and Add New link when no accounts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Reconciliation Page</text:p>
          </table:table-cell>
          <table:table-cell table:style-name="ce1"/>
          <table:table-cell office:value-type="string" table:style-name="ce1">
            <text:p>12/31/2025 10:45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Import Modal Close Behavior (Close Button and ESC Key)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Navigate to Bank Reconciliation Tab and Start Reconciliation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onfirm a Transaction and Verify It Appears in Confirmed Transactions Tab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reate and Delete a Transaction from the Transactions Table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Export Transactions to CSV/Excel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pply Column-Level Filter (e.g., Amount &gt; X) via Column Header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ort Transactions by Date and Amount Columns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gination and 'Per Page' Selection Persists and Reflects Item Count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etect and Handle Duplicate Transactions on Import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pload CSV with Separate Debit and Credit Columns and Import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pload CSV With Invalid Date Format and Validate Mapping Error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pload Very Large File and Verify Size Limit Handling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ownload Sample Files (Single Amount &amp; Debit/Credit) from Import Modal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pload Unsupported File Type and Verify Error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pload Supported CSV File and Complete Import with Column Mapping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Import Transactions Modal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'Add Transaction' and Validate 'Transfer Money' Between Accounts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'Add Transaction' and Validate 'Spend Money' Form Required Fields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'Add Transaction' and Validate 'Receive Money' Form Required Fields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de Toggle Button Functionality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pply Generic Filter Criteria (e.g., Tax/Amount/Status)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Use Person Filter to Filter Transactions by Contact</text:p>
          </table:table-cell>
          <table:table-cell table:style-name="ce1"/>
          <table:table-cell office:value-type="string" table:style-name="ce1">
            <text:p>12/31/2025 10:42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arch Transactions by Description</text:p>
          </table:table-cell>
          <table:table-cell table:style-name="ce1"/>
          <table:table-cell office:value-type="string" table:style-name="ce1">
            <text:p>12/31/2025 10:41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Open 'Add Account' from Account Dropdown</text:p>
          </table:table-cell>
          <table:table-cell table:style-name="ce1"/>
          <table:table-cell office:value-type="string" table:style-name="ce1">
            <text:p>12/31/2025 10:41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lect an Account from Account Dropdown</text:p>
          </table:table-cell>
          <table:table-cell table:style-name="ce1"/>
          <table:table-cell office:value-type="string" table:style-name="ce1">
            <text:p>12/31/2025 10:41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New Tracker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Verify Transactions Page Loads and Core UI Elements Are Visible</text:p>
          </table:table-cell>
          <table:table-cell table:style-name="ce1"/>
          <table:table-cell office:value-type="string" table:style-name="ce1">
            <text:p>12/31/2025 10:41 AM</text:p>
          </table:table-cell>
          <table:table-cell office:value-type="string" table:style-name="ce1">
            <text:p>Banking</text:p>
          </table:table-cell>
          <table:table-cell table:number-columns-repeated="16376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2</meta:generator>
    <dc:title/>
    <dc:description/>
    <dc:subject/>
    <meta:initial-creator/>
    <dc:creator>Kapil Dangar - QA Tester</dc:creator>
    <meta:creation-date>2025-12-31T12:58:49Z</meta:creation-date>
    <dc:date>2025-12-31T13:16:14Z</dc:date>
    <meta:editing-cycles>1</meta:editing-cycles>
  </office:meta>
</office:document-meta>
</file>